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6000000BC208E932C525456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fo:font-size="14pt" style:font-size-asian="14pt" style:language-asian="zh" style:country-asian="TW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language-asian="zh" style:country-asian="TW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形狀1" draw:style-name="gr1" draw:text-style-name="P5" svg:width="16.855cm" svg:height="8.891cm" svg:x="0.081cm" svg:y="13.056cm"><draw:text-box><text:p text:style-name="P4"><text:span text:style-name="T1">我的程式沒有使用</text:span><text:span text:style-name="T1">Port &amp; Adapter</text:span></text:p></draw:text-box></draw:frame></text:p>
      <text:p text:style-name="P3">106598024 鍾承翰</text:p>
      <text:p text:style-name="P2"><draw:frame draw:style-name="fr1" draw:name="影像1" text:anchor-type="paragraph" svg:x="3.605cm" svg:y="3.175cm" svg:width="10.276cm" svg:height="6.95cm" draw:z-index="1"><draw:image xlink:href="Pictures/1000020100000116000000BC208E932C525456CA.png" xlink:type="simple" xlink:show="embed" xlink:actuate="onLoad"/></draw:frame>程式架構圖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4S</meta:editing-duration>
    <meta:editing-cycles>5</meta:editing-cycles>
    <meta:generator>LibreOffice/5.2.6.2$Windows_x86 LibreOffice_project/a3100ed2409ebf1c212f5048fbe377c281438fdc</meta:generator>
    <dc:date>2018-03-22T06:45:08.220000000</dc:date>
    <meta:document-statistic meta:table-count="0" meta:image-count="1" meta:object-count="0" meta:page-count="1" meta:paragraph-count="2" meta:word-count="9" meta:character-count="18" meta:non-whitespace-character-count="17"/>
    <meta:user-defined meta:name="Info 1"/>
    <meta:user-defined meta:name="Info 2"/>
    <meta:user-defined meta:name="Info 3"/>
    <meta:user-defined meta:name="Info 4"/>
  </office:meta>
</office:document-meta>
</file>